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ica1" style:family="table">
      <style:table-properties style:width="15.494cm" fo:margin-left="0.101cm" fo:margin-right="1.406cm" table:align="margins"/>
    </style:style>
    <style:style style:name="Tablica1.A" style:family="table-column">
      <style:table-column-properties style:column-width="1.69cm" style:rel-column-width="7147*"/>
    </style:style>
    <style:style style:name="Tablica1.B" style:family="table-column">
      <style:table-column-properties style:column-width="1.916cm" style:rel-column-width="8102*"/>
    </style:style>
    <style:style style:name="Tablica1.C" style:family="table-column">
      <style:table-column-properties style:column-width="2.953cm" style:rel-column-width="12489*"/>
    </style:style>
    <style:style style:name="Tablica1.D" style:family="table-column">
      <style:table-column-properties style:column-width="2.14cm" style:rel-column-width="9049*"/>
    </style:style>
    <style:style style:name="Tablica1.E" style:family="table-column">
      <style:table-column-properties style:column-width="1.605cm" style:rel-column-width="6789*"/>
    </style:style>
    <style:style style:name="Tablica1.F" style:family="table-column">
      <style:table-column-properties style:column-width="1.803cm" style:rel-column-width="7624*"/>
    </style:style>
    <style:style style:name="Tablica1.G" style:family="table-column">
      <style:table-column-properties style:column-width="3.388cm" style:rel-column-width="14335*"/>
    </style:style>
    <style:style style:name="Tablic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ica1.G1" style:family="table-cell">
      <style:table-cell-properties fo:padding="0.097cm" fo:border="0.05pt solid #000000"/>
    </style:style>
    <style:style style:name="Tablica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ica1.G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ica1.A3" style:family="table-cell">
      <style:table-cell-properties fo:background-color="#ffccff" fo:padding="0.097cm" fo:border-left="0.05pt solid #000000" fo:border-right="none" fo:border-top="none" fo:border-bottom="0.05pt solid #000000">
        <style:background-image/>
      </style:table-cell-properties>
    </style:style>
    <style:style style:name="Tablica1.G3" style:family="table-cell">
      <style:table-cell-properties fo:background-color="#ff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ica1.A4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lica1.G4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ica1.A5" style:family="table-cell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lica1.G5" style:family="table-cell">
      <style:table-cell-properties fo:background-color="#cc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ica1.A6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ica1.G6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ica1.A7" style:family="table-cell">
      <style:table-cell-properties fo:background-color="#ffcccc" fo:padding="0.097cm" fo:border-left="0.05pt solid #000000" fo:border-right="none" fo:border-top="none" fo:border-bottom="0.05pt solid #000000">
        <style:background-image/>
      </style:table-cell-properties>
    </style:style>
    <style:style style:name="Tablica1.G7" style:family="table-cell">
      <style:table-cell-properties fo:background-color="#ff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ica1.A8" style:family="table-cell">
      <style:table-cell-properties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Tablica1.G8" style:family="table-cell">
      <style:table-cell-properties fo:background-color="#ff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ica1.A9" style:family="table-cell">
      <style:table-cell-properties fo:padding="0.097cm" fo:border-left="0.05pt solid #000000" fo:border-right="none" fo:border-top="none" fo:border-bottom="0.05pt solid #000000"/>
    </style:style>
    <style:style style:name="Tablica1.B9" style:family="table-cell">
      <style:table-cell-properties fo:padding="0.097cm" fo:border-left="0.05pt solid #000000" fo:border-right="none" fo:border-top="none" fo:border-bottom="0.05pt solid #000000"/>
    </style:style>
    <style:style style:name="Tablica1.C9" style:family="table-cell">
      <style:table-cell-properties fo:padding="0.097cm" fo:border-left="0.05pt solid #000000" fo:border-right="none" fo:border-top="none" fo:border-bottom="0.05pt solid #000000"/>
    </style:style>
    <style:style style:name="Tablica1.D9" style:family="table-cell">
      <style:table-cell-properties fo:padding="0.097cm" fo:border-left="0.05pt solid #000000" fo:border-right="none" fo:border-top="none" fo:border-bottom="0.05pt solid #000000"/>
    </style:style>
    <style:style style:name="Tablica1.E9" style:family="table-cell">
      <style:table-cell-properties fo:padding="0.097cm" fo:border-left="0.05pt solid #000000" fo:border-right="none" fo:border-top="none" fo:border-bottom="0.05pt solid #000000"/>
    </style:style>
    <style:style style:name="Tablica1.F9" style:family="table-cell">
      <style:table-cell-properties fo:padding="0.097cm" fo:border-left="0.05pt solid #000000" fo:border-right="none" fo:border-top="none" fo:border-bottom="0.05pt solid #000000"/>
    </style:style>
    <style:style style:name="Tablica1.G9" style:family="table-cell">
      <style:table-cell-properties fo:padding="0.097cm" fo:border-left="0.05pt solid #000000" fo:border-right="0.05pt solid #000000" fo:border-top="none" fo:border-bottom="0.05pt solid #000000"/>
    </style:style>
    <style:style style:name="Tablica1.A10" style:family="table-cell">
      <style:table-cell-properties fo:padding="0.097cm" fo:border-left="0.05pt solid #000000" fo:border-right="none" fo:border-top="none" fo:border-bottom="0.05pt solid #000000"/>
    </style:style>
    <style:style style:name="Tablica1.B10" style:family="table-cell">
      <style:table-cell-properties fo:padding="0.097cm" fo:border-left="0.05pt solid #000000" fo:border-right="none" fo:border-top="none" fo:border-bottom="0.05pt solid #000000"/>
    </style:style>
    <style:style style:name="Tablica1.C10" style:family="table-cell">
      <style:table-cell-properties fo:padding="0.097cm" fo:border-left="0.05pt solid #000000" fo:border-right="none" fo:border-top="none" fo:border-bottom="0.05pt solid #000000"/>
    </style:style>
    <style:style style:name="Tablica1.D10" style:family="table-cell">
      <style:table-cell-properties fo:padding="0.097cm" fo:border-left="0.05pt solid #000000" fo:border-right="none" fo:border-top="none" fo:border-bottom="0.05pt solid #000000"/>
    </style:style>
    <style:style style:name="Tablica1.E10" style:family="table-cell">
      <style:table-cell-properties fo:padding="0.097cm" fo:border-left="0.05pt solid #000000" fo:border-right="none" fo:border-top="none" fo:border-bottom="0.05pt solid #000000"/>
    </style:style>
    <style:style style:name="Tablica1.F10" style:family="table-cell">
      <style:table-cell-properties fo:padding="0.097cm" fo:border-left="0.05pt solid #000000" fo:border-right="none" fo:border-top="none" fo:border-bottom="0.05pt solid #000000"/>
    </style:style>
    <style:style style:name="Tablica1.G10" style:family="table-cell">
      <style:table-cell-properties fo:padding="0.097cm" fo:border-left="0.05pt solid #000000" fo:border-right="0.05pt solid #000000" fo:border-top="none" fo:border-bottom="0.05pt solid #000000"/>
    </style:style>
    <style:style style:name="Tablica1.A11" style:family="table-cell">
      <style:table-cell-properties fo:padding="0.097cm" fo:border-left="0.05pt solid #000000" fo:border-right="none" fo:border-top="none" fo:border-bottom="0.05pt solid #000000"/>
    </style:style>
    <style:style style:name="Tablica1.B11" style:family="table-cell">
      <style:table-cell-properties fo:padding="0.097cm" fo:border-left="0.05pt solid #000000" fo:border-right="none" fo:border-top="none" fo:border-bottom="0.05pt solid #000000"/>
    </style:style>
    <style:style style:name="Tablica1.C11" style:family="table-cell">
      <style:table-cell-properties fo:padding="0.097cm" fo:border-left="0.05pt solid #000000" fo:border-right="none" fo:border-top="none" fo:border-bottom="0.05pt solid #000000"/>
    </style:style>
    <style:style style:name="Tablica1.D11" style:family="table-cell">
      <style:table-cell-properties fo:padding="0.097cm" fo:border-left="0.05pt solid #000000" fo:border-right="none" fo:border-top="none" fo:border-bottom="0.05pt solid #000000"/>
    </style:style>
    <style:style style:name="Tablica1.E11" style:family="table-cell">
      <style:table-cell-properties fo:padding="0.097cm" fo:border-left="0.05pt solid #000000" fo:border-right="none" fo:border-top="none" fo:border-bottom="0.05pt solid #000000"/>
    </style:style>
    <style:style style:name="Tablica1.F11" style:family="table-cell">
      <style:table-cell-properties fo:padding="0.097cm" fo:border-left="0.05pt solid #000000" fo:border-right="none" fo:border-top="none" fo:border-bottom="0.05pt solid #000000"/>
    </style:style>
    <style:style style:name="Tablica1.G11" style:family="table-cell">
      <style:table-cell-properties fo:padding="0.097cm" fo:border-left="0.05pt solid #000000" fo:border-right="0.05pt solid #000000" fo:border-top="none" fo:border-bottom="0.05pt solid #000000"/>
    </style:style>
    <style:style style:name="Tablica1.A12" style:family="table-cell">
      <style:table-cell-properties fo:padding="0.097cm" fo:border-left="0.05pt solid #000000" fo:border-right="none" fo:border-top="none" fo:border-bottom="0.05pt solid #000000"/>
    </style:style>
    <style:style style:name="Tablica1.B12" style:family="table-cell">
      <style:table-cell-properties fo:padding="0.097cm" fo:border-left="0.05pt solid #000000" fo:border-right="none" fo:border-top="none" fo:border-bottom="0.05pt solid #000000"/>
    </style:style>
    <style:style style:name="Tablica1.C12" style:family="table-cell">
      <style:table-cell-properties fo:padding="0.097cm" fo:border-left="0.05pt solid #000000" fo:border-right="none" fo:border-top="none" fo:border-bottom="0.05pt solid #000000"/>
    </style:style>
    <style:style style:name="Tablica1.D12" style:family="table-cell">
      <style:table-cell-properties fo:padding="0.097cm" fo:border-left="0.05pt solid #000000" fo:border-right="none" fo:border-top="none" fo:border-bottom="0.05pt solid #000000"/>
    </style:style>
    <style:style style:name="Tablica1.E12" style:family="table-cell">
      <style:table-cell-properties fo:padding="0.097cm" fo:border-left="0.05pt solid #000000" fo:border-right="none" fo:border-top="none" fo:border-bottom="0.05pt solid #000000"/>
    </style:style>
    <style:style style:name="Tablica1.F12" style:family="table-cell">
      <style:table-cell-properties fo:padding="0.097cm" fo:border-left="0.05pt solid #000000" fo:border-right="none" fo:border-top="none" fo:border-bottom="0.05pt solid #000000"/>
    </style:style>
    <style:style style:name="Tablica1.G12" style:family="table-cell">
      <style:table-cell-properties fo:padding="0.097cm" fo:border-left="0.05pt solid #000000" fo:border-right="0.05pt solid #000000" fo:border-top="none" fo:border-bottom="0.05pt solid #000000"/>
    </style:style>
    <style:style style:name="Tablica1.A13" style:family="table-cell">
      <style:table-cell-properties fo:padding="0.097cm" fo:border-left="0.05pt solid #000000" fo:border-right="none" fo:border-top="none" fo:border-bottom="0.05pt solid #000000"/>
    </style:style>
    <style:style style:name="Tablica1.B13" style:family="table-cell">
      <style:table-cell-properties fo:padding="0.097cm" fo:border-left="0.05pt solid #000000" fo:border-right="none" fo:border-top="none" fo:border-bottom="0.05pt solid #000000"/>
    </style:style>
    <style:style style:name="Tablica1.C13" style:family="table-cell">
      <style:table-cell-properties fo:padding="0.097cm" fo:border-left="0.05pt solid #000000" fo:border-right="none" fo:border-top="none" fo:border-bottom="0.05pt solid #000000"/>
    </style:style>
    <style:style style:name="Tablica1.D13" style:family="table-cell">
      <style:table-cell-properties fo:padding="0.097cm" fo:border-left="0.05pt solid #000000" fo:border-right="none" fo:border-top="none" fo:border-bottom="0.05pt solid #000000"/>
    </style:style>
    <style:style style:name="Tablica1.E13" style:family="table-cell">
      <style:table-cell-properties fo:padding="0.097cm" fo:border-left="0.05pt solid #000000" fo:border-right="none" fo:border-top="none" fo:border-bottom="0.05pt solid #000000"/>
    </style:style>
    <style:style style:name="Tablica1.F13" style:family="table-cell">
      <style:table-cell-properties fo:padding="0.097cm" fo:border-left="0.05pt solid #000000" fo:border-right="none" fo:border-top="none" fo:border-bottom="0.05pt solid #000000"/>
    </style:style>
    <style:style style:name="Tablica1.G13" style:family="table-cell">
      <style:table-cell-properties fo:padding="0.097cm" fo:border-left="0.05pt solid #000000" fo:border-right="0.05pt solid #000000" fo:border-top="none" fo:border-bottom="0.05pt solid #000000"/>
    </style:style>
    <style:style style:name="Tablica1.A14" style:family="table-cell">
      <style:table-cell-properties fo:padding="0.097cm" fo:border-left="0.05pt solid #000000" fo:border-right="none" fo:border-top="none" fo:border-bottom="0.05pt solid #000000"/>
    </style:style>
    <style:style style:name="Tablica1.B14" style:family="table-cell">
      <style:table-cell-properties fo:padding="0.097cm" fo:border-left="0.05pt solid #000000" fo:border-right="none" fo:border-top="none" fo:border-bottom="0.05pt solid #000000"/>
    </style:style>
    <style:style style:name="Tablica1.C14" style:family="table-cell">
      <style:table-cell-properties fo:padding="0.097cm" fo:border-left="0.05pt solid #000000" fo:border-right="none" fo:border-top="none" fo:border-bottom="0.05pt solid #000000"/>
    </style:style>
    <style:style style:name="Tablica1.D14" style:family="table-cell">
      <style:table-cell-properties fo:padding="0.097cm" fo:border-left="0.05pt solid #000000" fo:border-right="none" fo:border-top="none" fo:border-bottom="0.05pt solid #000000"/>
    </style:style>
    <style:style style:name="Tablica1.E14" style:family="table-cell">
      <style:table-cell-properties fo:padding="0.097cm" fo:border-left="0.05pt solid #000000" fo:border-right="none" fo:border-top="none" fo:border-bottom="0.05pt solid #000000"/>
    </style:style>
    <style:style style:name="Tablica1.F14" style:family="table-cell">
      <style:table-cell-properties fo:padding="0.097cm" fo:border-left="0.05pt solid #000000" fo:border-right="none" fo:border-top="none" fo:border-bottom="0.05pt solid #000000"/>
    </style:style>
    <style:style style:name="Tablica1.G14" style:family="table-cell">
      <style:table-cell-properties fo:padding="0.097cm" fo:border-left="0.05pt solid #000000" fo:border-right="0.05pt solid #000000" fo:border-top="none" fo:border-bottom="0.05pt solid #000000"/>
    </style:style>
    <style:style style:name="Tablica2" style:family="table">
      <style:table-properties style:width="10.814cm" fo:margin-left="2.482cm" fo:margin-right="3.704cm" table:align="margins"/>
    </style:style>
    <style:style style:name="Tablica2.A" style:family="table-column">
      <style:table-column-properties style:column-width="2.415cm" style:rel-column-width="1369*"/>
    </style:style>
    <style:style style:name="Tablica2.B" style:family="table-column">
      <style:table-column-properties style:column-width="2.496cm" style:rel-column-width="1415*"/>
    </style:style>
    <style:style style:name="Tablica2.C" style:family="table-column">
      <style:table-column-properties style:column-width="2.713cm" style:rel-column-width="1538*"/>
    </style:style>
    <style:style style:name="Tablica2.D" style:family="table-column">
      <style:table-column-properties style:column-width="3.191cm" style:rel-column-width="1809*"/>
    </style:style>
    <style:style style:name="Tablic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ica2.D1" style:family="table-cell">
      <style:table-cell-properties fo:padding="0.097cm" fo:border="0.05pt solid #000000"/>
    </style:style>
    <style:style style:name="Tablica2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ica2.D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ica2.A3" style:family="table-cell">
      <style:table-cell-properties fo:padding="0.097cm" fo:border-left="0.05pt solid #000000" fo:border-right="none" fo:border-top="none" fo:border-bottom="0.05pt solid #000000"/>
    </style:style>
    <style:style style:name="Tablica2.B3" style:family="table-cell">
      <style:table-cell-properties fo:padding="0.097cm" fo:border-left="0.05pt solid #000000" fo:border-right="none" fo:border-top="none" fo:border-bottom="0.05pt solid #000000"/>
    </style:style>
    <style:style style:name="Tablica2.C3" style:family="table-cell">
      <style:table-cell-properties fo:padding="0.097cm" fo:border-left="0.05pt solid #000000" fo:border-right="none" fo:border-top="none" fo:border-bottom="0.05pt solid #000000"/>
    </style:style>
    <style:style style:name="Tablica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ica2.A4" style:family="table-cell">
      <style:table-cell-properties fo:padding="0.097cm" fo:border-left="0.05pt solid #000000" fo:border-right="none" fo:border-top="none" fo:border-bottom="0.05pt solid #000000"/>
    </style:style>
    <style:style style:name="Tablica2.B4" style:family="table-cell">
      <style:table-cell-properties fo:padding="0.097cm" fo:border-left="0.05pt solid #000000" fo:border-right="none" fo:border-top="none" fo:border-bottom="0.05pt solid #000000"/>
    </style:style>
    <style:style style:name="Tablica2.C4" style:family="table-cell">
      <style:table-cell-properties fo:padding="0.097cm" fo:border-left="0.05pt solid #000000" fo:border-right="none" fo:border-top="none" fo:border-bottom="0.05pt solid #000000"/>
    </style:style>
    <style:style style:name="Tablica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ica2.A5" style:family="table-cell">
      <style:table-cell-properties fo:background-color="#ffcccc" fo:padding="0.097cm" fo:border-left="0.05pt solid #000000" fo:border-right="none" fo:border-top="none" fo:border-bottom="0.05pt solid #000000">
        <style:background-image/>
      </style:table-cell-properties>
    </style:style>
    <style:style style:name="Tablica2.D5" style:family="table-cell">
      <style:table-cell-properties fo:background-color="#ff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ica2.A6" style:family="table-cell">
      <style:table-cell-properties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Tablica2.D6" style:family="table-cell">
      <style:table-cell-properties fo:background-color="#ff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ica2.A7" style:family="table-cell">
      <style:table-cell-properties fo:padding="0.097cm" fo:border-left="0.05pt solid #000000" fo:border-right="none" fo:border-top="none" fo:border-bottom="0.05pt solid #000000"/>
    </style:style>
    <style:style style:name="Tablica2.B7" style:family="table-cell">
      <style:table-cell-properties fo:padding="0.097cm" fo:border-left="0.05pt solid #000000" fo:border-right="none" fo:border-top="none" fo:border-bottom="0.05pt solid #000000"/>
    </style:style>
    <style:style style:name="Tablica2.C7" style:family="table-cell">
      <style:table-cell-properties fo:padding="0.097cm" fo:border-left="0.05pt solid #000000" fo:border-right="none" fo:border-top="none" fo:border-bottom="0.05pt solid #000000"/>
    </style:style>
    <style:style style:name="Tablica2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ica2.A8" style:family="table-cell">
      <style:table-cell-properties fo:background-color="#ccff99" fo:padding="0.097cm" fo:border-left="0.05pt solid #000000" fo:border-right="none" fo:border-top="none" fo:border-bottom="0.05pt solid #000000">
        <style:background-image/>
      </style:table-cell-properties>
    </style:style>
    <style:style style:name="Tablica2.D8" style:family="table-cell">
      <style:table-cell-properties fo:background-color="#cc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ica2.A9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lica2.D9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Preformatted_20_Text">
      <style:text-properties officeooo:rsid="00107716" officeooo:paragraph-rsid="00107716"/>
    </style:style>
    <style:style style:name="P2" style:family="paragraph" style:parent-style-name="Preformatted_20_Text">
      <style:text-properties officeooo:rsid="00107716" officeooo:paragraph-rsid="00126ef1"/>
    </style:style>
    <style:style style:name="P3" style:family="paragraph" style:parent-style-name="Preformatted_20_Text">
      <style:text-properties officeooo:rsid="0013ac4d" officeooo:paragraph-rsid="0013ac4d"/>
    </style:style>
    <style:style style:name="P4" style:family="paragraph" style:parent-style-name="Preformatted_20_Text">
      <style:text-properties officeooo:rsid="00107716" officeooo:paragraph-rsid="00107716"/>
    </style:style>
    <style:style style:name="P5" style:family="paragraph" style:parent-style-name="Preformatted_20_Text">
      <style:text-properties officeooo:rsid="0013ac4d" officeooo:paragraph-rsid="00107716"/>
    </style:style>
    <style:style style:name="P6" style:family="paragraph" style:parent-style-name="Preformatted_20_Text">
      <style:paragraph-properties fo:break-before="page"/>
      <style:text-properties officeooo:rsid="00107716" officeooo:paragraph-rsid="00107716"/>
    </style:style>
    <style:style style:name="T1" style:family="text">
      <style:text-properties officeooo:rsid="00136cb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sage</text:p>
      <text:p text:style-name="P1"/>
      <table:table table:name="Tablica1" table:style-name="Tablica1">
        <table:table-column table:style-name="Tablica1.A"/>
        <table:table-column table:style-name="Tablica1.B"/>
        <table:table-column table:style-name="Tablica1.C"/>
        <table:table-column table:style-name="Tablica1.D"/>
        <table:table-column table:style-name="Tablica1.E"/>
        <table:table-column table:style-name="Tablica1.F"/>
        <table:table-column table:style-name="Tablica1.G"/>
        <table:table-header-rows>
          <table:table-row>
            <table:table-cell table:style-name="Tablica1.A1" office:value-type="string">
              <text:p text:style-name="P1">PIN</text:p>
            </table:table-cell>
            <table:table-cell table:style-name="Tablica1.A1" office:value-type="string">
              <text:p text:style-name="P1">nodemcu</text:p>
            </table:table-cell>
            <table:table-cell table:style-name="Tablica1.A1" office:value-type="string">
              <text:p text:style-name="P1">ESP-12</text:p>
            </table:table-cell>
            <table:table-cell table:style-name="Tablica1.A1" office:value-type="string">
              <text:p text:style-name="P1">ESP-201</text:p>
            </table:table-cell>
            <table:table-cell table:style-name="Tablica1.A1" office:value-type="string">
              <text:p text:style-name="P1">wire</text:p>
            </table:table-cell>
            <table:table-cell table:style-name="Tablica1.A1" office:value-type="string">
              <text:p text:style-name="P2">TB276</text:p>
              <text:p text:style-name="P2">10-pin</text:p>
            </table:table-cell>
            <table:table-cell table:style-name="Tablica1.G1" office:value-type="string">
              <text:p text:style-name="P2">TB299</text:p>
              <text:p text:style-name="P2">14-pin</text:p>
            </table:table-cell>
          </table:table-row>
        </table:table-header-rows>
        <table:table-row>
          <table:table-cell table:style-name="Tablica1.A2" office:value-type="string">
            <text:p text:style-name="P1">GND</text:p>
          </table:table-cell>
          <table:table-cell table:style-name="Tablica1.A2" office:value-type="string">
            <text:p text:style-name="P1">GND</text:p>
          </table:table-cell>
          <table:table-cell table:style-name="Tablica1.A2" office:value-type="string">
            <text:p text:style-name="P1">GND</text:p>
          </table:table-cell>
          <table:table-cell table:style-name="Tablica1.A2" office:value-type="string">
            <text:p text:style-name="P1">GND</text:p>
          </table:table-cell>
          <table:table-cell table:style-name="Tablica1.A2" office:value-type="string">
            <text:p text:style-name="P1">black</text:p>
          </table:table-cell>
          <table:table-cell table:style-name="Tablica1.A2" office:value-type="string">
            <text:p text:style-name="P1">10</text:p>
          </table:table-cell>
          <table:table-cell table:style-name="Tablica1.G2" office:value-type="string">
            <text:p text:style-name="P1">1,3,5,7,9,11,13</text:p>
          </table:table-cell>
        </table:table-row>
        <table:table-row>
          <table:table-cell table:style-name="Tablica1.A3" office:value-type="string">
            <text:p text:style-name="P1">TMS</text:p>
          </table:table-cell>
          <table:table-cell table:style-name="Tablica1.A3" office:value-type="string">
            <text:p text:style-name="P1">D0</text:p>
          </table:table-cell>
          <table:table-cell table:style-name="Tablica1.A3" office:value-type="string">
            <text:p text:style-name="P1">GPIO16</text:p>
          </table:table-cell>
          <table:table-cell table:style-name="Tablica1.A3" office:value-type="string">
            <text:p text:style-name="P1">XPD</text:p>
          </table:table-cell>
          <table:table-cell table:style-name="Tablica1.A3" office:value-type="string">
            <text:p text:style-name="P1">violet</text:p>
          </table:table-cell>
          <table:table-cell table:style-name="Tablica1.A3" office:value-type="string">
            <text:p text:style-name="P1">5</text:p>
          </table:table-cell>
          <table:table-cell table:style-name="Tablica1.G3" office:value-type="string">
            <text:p text:style-name="P1">4</text:p>
          </table:table-cell>
        </table:table-row>
        <table:table-row>
          <table:table-cell table:style-name="Tablica1.A4" office:value-type="string">
            <text:p text:style-name="P1">TCK</text:p>
          </table:table-cell>
          <table:table-cell table:style-name="Tablica1.A4" office:value-type="string">
            <text:p text:style-name="P1">D5</text:p>
          </table:table-cell>
          <table:table-cell table:style-name="Tablica1.A4" office:value-type="string">
            <text:p text:style-name="P1">GPIO14</text:p>
          </table:table-cell>
          <table:table-cell table:style-name="Tablica1.A4" office:value-type="string">
            <text:p text:style-name="P1">1014</text:p>
          </table:table-cell>
          <table:table-cell table:style-name="Tablica1.A4" office:value-type="string">
            <text:p text:style-name="P1">yellow</text:p>
          </table:table-cell>
          <table:table-cell table:style-name="Tablica1.A4" office:value-type="string">
            <text:p text:style-name="P1">1</text:p>
          </table:table-cell>
          <table:table-cell table:style-name="Tablica1.G4" office:value-type="string">
            <text:p text:style-name="P1">6</text:p>
          </table:table-cell>
        </table:table-row>
        <table:table-row>
          <table:table-cell table:style-name="Tablica1.A5" office:value-type="string">
            <text:p text:style-name="P1">TDO</text:p>
          </table:table-cell>
          <table:table-cell table:style-name="Tablica1.A5" office:value-type="string">
            <text:p text:style-name="P1">D6</text:p>
          </table:table-cell>
          <table:table-cell table:style-name="Tablica1.A5" office:value-type="string">
            <text:p text:style-name="P1">GPIO12</text:p>
          </table:table-cell>
          <table:table-cell table:style-name="Tablica1.A5" office:value-type="string">
            <text:p text:style-name="P1">1012</text:p>
          </table:table-cell>
          <table:table-cell table:style-name="Tablica1.A5" office:value-type="string">
            <text:p text:style-name="P1">green</text:p>
          </table:table-cell>
          <table:table-cell table:style-name="Tablica1.A5" office:value-type="string">
            <text:p text:style-name="P1">3</text:p>
          </table:table-cell>
          <table:table-cell table:style-name="Tablica1.G5" office:value-type="string">
            <text:p text:style-name="P1">8</text:p>
          </table:table-cell>
        </table:table-row>
        <table:table-row>
          <table:table-cell table:style-name="Tablica1.A6" office:value-type="string">
            <text:p text:style-name="P1">TDI</text:p>
          </table:table-cell>
          <table:table-cell table:style-name="Tablica1.A6" office:value-type="string">
            <text:p text:style-name="P1">D7</text:p>
          </table:table-cell>
          <table:table-cell table:style-name="Tablica1.A6" office:value-type="string">
            <text:p text:style-name="P1">GPIO13</text:p>
          </table:table-cell>
          <table:table-cell table:style-name="Tablica1.A6" office:value-type="string">
            <text:p text:style-name="P1">1013</text:p>
          </table:table-cell>
          <table:table-cell table:style-name="Tablica1.A6" office:value-type="string">
            <text:p text:style-name="P1">blue</text:p>
          </table:table-cell>
          <table:table-cell table:style-name="Tablica1.A6" office:value-type="string">
            <text:p text:style-name="P1">9</text:p>
          </table:table-cell>
          <table:table-cell table:style-name="Tablica1.G6" office:value-type="string">
            <text:p text:style-name="P1">10</text:p>
          </table:table-cell>
        </table:table-row>
        <table:table-row>
          <table:table-cell table:style-name="Tablica1.A7" office:value-type="string">
            <text:p text:style-name="P1">VCC</text:p>
          </table:table-cell>
          <table:table-cell table:style-name="Tablica1.A7" office:value-type="string">
            <text:p text:style-name="P1">3V3</text:p>
          </table:table-cell>
          <table:table-cell table:style-name="Tablica1.A7" office:value-type="string">
            <text:p text:style-name="P1">VCC</text:p>
          </table:table-cell>
          <table:table-cell table:style-name="Tablica1.A7" office:value-type="string">
            <text:p text:style-name="P1">3.3V</text:p>
          </table:table-cell>
          <table:table-cell table:style-name="Tablica1.A7" office:value-type="string">
            <text:p text:style-name="P1">red</text:p>
          </table:table-cell>
          <table:table-cell table:style-name="Tablica1.A7" office:value-type="string">
            <text:p text:style-name="P1">4</text:p>
          </table:table-cell>
          <table:table-cell table:style-name="Tablica1.G7" office:value-type="string">
            <text:p text:style-name="P1">2</text:p>
          </table:table-cell>
        </table:table-row>
        <table:table-row>
          <table:table-cell table:style-name="Tablica1.A8" office:value-type="string">
            <text:p text:style-name="P1">TXD0</text:p>
          </table:table-cell>
          <table:table-cell table:style-name="Tablica1.A8" office:value-type="string">
            <text:p text:style-name="P1">D10</text:p>
          </table:table-cell>
          <table:table-cell table:style-name="Tablica1.A8" office:value-type="string">
            <text:p text:style-name="P1">TXD or GPIO1</text:p>
          </table:table-cell>
          <table:table-cell table:style-name="Tablica1.A8" office:value-type="string">
            <text:p text:style-name="P1">TX</text:p>
          </table:table-cell>
          <table:table-cell table:style-name="Tablica1.A8" office:value-type="string">
            <text:p text:style-name="P1">orange</text:p>
          </table:table-cell>
          <table:table-cell table:style-name="Tablica1.A8" office:value-type="string">
            <text:p text:style-name="P1">RXD 133</text:p>
          </table:table-cell>
          <table:table-cell table:style-name="Tablica1.G8" office:value-type="string">
            <text:p text:style-name="P1">RXD 94</text:p>
          </table:table-cell>
        </table:table-row>
        <table:table-row>
          <table:table-cell table:style-name="Tablica1.A13" office:value-type="string">
            <text:p text:style-name="P1">RXD0</text:p>
          </table:table-cell>
          <table:table-cell table:style-name="Tablica1.B13" office:value-type="string">
            <text:p text:style-name="P1">D9</text:p>
          </table:table-cell>
          <table:table-cell table:style-name="Tablica1.C13" office:value-type="string">
            <text:p text:style-name="P1">RXD or GPIO3</text:p>
          </table:table-cell>
          <table:table-cell table:style-name="Tablica1.D13" office:value-type="string">
            <text:p text:style-name="P1">RX</text:p>
          </table:table-cell>
          <table:table-cell table:style-name="Tablica1.E13" office:value-type="string">
            <text:p text:style-name="P1">white</text:p>
          </table:table-cell>
          <table:table-cell table:style-name="Tablica1.F13" office:value-type="string">
            <text:p text:style-name="P1">TXD 129</text:p>
          </table:table-cell>
          <table:table-cell table:style-name="Tablica1.G13" office:value-type="string">
            <text:p text:style-name="P1">TXD 97</text:p>
          </table:table-cell>
        </table:table-row>
        <table:table-row>
          <table:table-cell table:style-name="Tablica1.A13" office:value-type="string">
            <text:p text:style-name="P1">GND</text:p>
          </table:table-cell>
          <table:table-cell table:style-name="Tablica1.B13" office:value-type="string">
            <text:p text:style-name="P1"/>
          </table:table-cell>
          <table:table-cell table:style-name="Tablica1.C13" office:value-type="string">
            <text:p text:style-name="P1">GPIO15 or NC</text:p>
          </table:table-cell>
          <table:table-cell table:style-name="Tablica1.D13" office:value-type="string">
            <text:p text:style-name="P1">1015</text:p>
          </table:table-cell>
          <table:table-cell table:style-name="Tablica1.E13" office:value-type="string">
            <text:p text:style-name="P1">15k</text:p>
          </table:table-cell>
          <table:table-cell table:style-name="Tablica1.F13" office:value-type="string">
            <text:p text:style-name="P1"/>
          </table:table-cell>
          <table:table-cell table:style-name="Tablica1.G13" office:value-type="string">
            <text:p text:style-name="P1"/>
          </table:table-cell>
        </table:table-row>
        <table:table-row>
          <table:table-cell table:style-name="Tablica1.A13" office:value-type="string">
            <text:p text:style-name="P1">VCC</text:p>
          </table:table-cell>
          <table:table-cell table:style-name="Tablica1.B13" office:value-type="string">
            <text:p text:style-name="P1"/>
          </table:table-cell>
          <table:table-cell table:style-name="Tablica1.C13" office:value-type="string">
            <text:p text:style-name="P1">EN or CH_PD</text:p>
          </table:table-cell>
          <table:table-cell table:style-name="Tablica1.D13" office:value-type="string">
            <text:p text:style-name="P1">CHIP_EX</text:p>
          </table:table-cell>
          <table:table-cell table:style-name="Tablica1.E13" office:value-type="string">
            <text:p text:style-name="P1">15k</text:p>
          </table:table-cell>
          <table:table-cell table:style-name="Tablica1.F13" office:value-type="string">
            <text:p text:style-name="P1"/>
          </table:table-cell>
          <table:table-cell table:style-name="Tablica1.G13" office:value-type="string">
            <text:p text:style-name="P1"/>
          </table:table-cell>
        </table:table-row>
        <table:table-row>
          <table:table-cell table:style-name="Tablica1.A13" office:value-type="string">
            <text:p text:style-name="P1">VCC</text:p>
          </table:table-cell>
          <table:table-cell table:style-name="Tablica1.B13" office:value-type="string">
            <text:p text:style-name="P1"/>
          </table:table-cell>
          <table:table-cell table:style-name="Tablica1.C13" office:value-type="string">
            <text:p text:style-name="P1"><text:span text:style-name="T1">G</text:span>PIO0 or NC</text:p>
          </table:table-cell>
          <table:table-cell table:style-name="Tablica1.D13" office:value-type="string">
            <text:p text:style-name="P1">100 <text:span text:style-name="T1">or NC</text:span></text:p>
          </table:table-cell>
          <table:table-cell table:style-name="Tablica1.E13" office:value-type="string">
            <text:p text:style-name="P1">15k</text:p>
          </table:table-cell>
          <table:table-cell table:style-name="Tablica1.F13" office:value-type="string">
            <text:p text:style-name="P1"/>
          </table:table-cell>
          <table:table-cell table:style-name="Tablica1.G13" office:value-type="string">
            <text:p text:style-name="P1"/>
          </table:table-cell>
        </table:table-row>
        <table:table-row>
          <table:table-cell table:style-name="Tablica1.A13" office:value-type="string">
            <text:p text:style-name="P1">VCC</text:p>
          </table:table-cell>
          <table:table-cell table:style-name="Tablica1.B13" office:value-type="string">
            <text:p text:style-name="P1"/>
          </table:table-cell>
          <table:table-cell table:style-name="Tablica1.C13" office:value-type="string">
            <text:p text:style-name="P1">GPIO2 or NC</text:p>
          </table:table-cell>
          <table:table-cell table:style-name="Tablica1.D13" office:value-type="string">
            <text:p text:style-name="P1">102 <text:span text:style-name="T1">or NC</text:span></text:p>
          </table:table-cell>
          <table:table-cell table:style-name="Tablica1.E13" office:value-type="string">
            <text:p text:style-name="P1">15k</text:p>
          </table:table-cell>
          <table:table-cell table:style-name="Tablica1.F13" office:value-type="string">
            <text:p text:style-name="P1"/>
          </table:table-cell>
          <table:table-cell table:style-name="Tablica1.G13" office:value-type="string">
            <text:p text:style-name="P1"/>
          </table:table-cell>
        </table:table-row>
        <table:table-row>
          <table:table-cell table:style-name="Tablica1.A14" office:value-type="string">
            <text:p text:style-name="P1">VCC</text:p>
          </table:table-cell>
          <table:table-cell table:style-name="Tablica1.B14" office:value-type="string">
            <text:p text:style-name="P1"/>
          </table:table-cell>
          <table:table-cell table:style-name="Tablica1.C14" office:value-type="string">
            <text:p text:style-name="P1">REST</text:p>
          </table:table-cell>
          <table:table-cell table:style-name="Tablica1.D14" office:value-type="string">
            <text:p text:style-name="P1">RST</text:p>
          </table:table-cell>
          <table:table-cell table:style-name="Tablica1.E14" office:value-type="string">
            <text:p text:style-name="P1">15k</text:p>
          </table:table-cell>
          <table:table-cell table:style-name="Tablica1.F14" office:value-type="string">
            <text:p text:style-name="P1"/>
          </table:table-cell>
          <table:table-cell table:style-name="Tablica1.G14" office:value-type="string">
            <text:p text:style-name="P1"/>
          </table:table-cell>
        </table:table-row>
      </table:table>
      <text:p text:style-name="P1"/>
      <text:p text:style-name="P1"/>
      <text:p text:style-name="P1"/>
      <text:p text:style-name="P6"><text:tab/><text:tab/>Flashing</text:p>
      <text:p text:style-name="P5"/>
      <table:table table:name="Tablica2" table:style-name="Tablica2">
        <table:table-column table:style-name="Tablica2.A"/>
        <table:table-column table:style-name="Tablica2.B"/>
        <table:table-column table:style-name="Tablica2.C"/>
        <table:table-column table:style-name="Tablica2.D"/>
        <table:table-header-rows>
          <table:table-row>
            <table:table-cell table:style-name="Tablica2.A1" office:value-type="string">
              <text:p text:style-name="P1">USBSERIAL</text:p>
            </table:table-cell>
            <table:table-cell table:style-name="Tablica2.A1" office:value-type="string">
              <text:p text:style-name="P1">wire</text:p>
            </table:table-cell>
            <table:table-cell table:style-name="Tablica2.A1" office:value-type="string">
              <text:p text:style-name="P1">ESP-12</text:p>
            </table:table-cell>
            <table:table-cell table:style-name="Tablica2.D1" office:value-type="string">
              <text:p text:style-name="P1">ESP-201</text:p>
            </table:table-cell>
          </table:table-row>
        </table:table-header-rows>
        <table:table-row>
          <table:table-cell table:style-name="Tablica2.A2" office:value-type="string">
            <text:p text:style-name="P1">GND</text:p>
          </table:table-cell>
          <table:table-cell table:style-name="Tablica2.A2" office:value-type="string">
            <text:p text:style-name="P1">black</text:p>
          </table:table-cell>
          <table:table-cell table:style-name="Tablica2.A2" office:value-type="string">
            <text:p text:style-name="P1">GND</text:p>
          </table:table-cell>
          <table:table-cell table:style-name="Tablica2.D2" office:value-type="string">
            <text:p text:style-name="P1">GND</text:p>
          </table:table-cell>
        </table:table-row>
        <table:table-row>
          <table:table-cell table:style-name="Tablica2.A7" office:value-type="string">
            <text:p text:style-name="P1">GND</text:p>
          </table:table-cell>
          <table:table-cell table:style-name="Tablica2.B7" office:value-type="string">
            <text:p text:style-name="P1">1k</text:p>
          </table:table-cell>
          <table:table-cell table:style-name="Tablica2.C3" office:value-type="string">
            <text:p text:style-name="P1">GPIO15</text:p>
          </table:table-cell>
          <table:table-cell table:style-name="Tablica2.D3" office:value-type="string">
            <text:p text:style-name="P1">1015</text:p>
          </table:table-cell>
        </table:table-row>
        <table:table-row>
          <table:table-cell table:style-name="Tablica2.A7" office:value-type="string">
            <text:p text:style-name="P1">VCC</text:p>
          </table:table-cell>
          <table:table-cell table:style-name="Tablica2.B7" office:value-type="string">
            <text:p text:style-name="P1">1k</text:p>
          </table:table-cell>
          <table:table-cell table:style-name="Tablica2.C4" office:value-type="string">
            <text:p text:style-name="P1">EN or CH_PD</text:p>
          </table:table-cell>
          <table:table-cell table:style-name="Tablica2.D4" office:value-type="string">
            <text:p text:style-name="P1">CHIP_EX</text:p>
          </table:table-cell>
        </table:table-row>
        <table:table-row>
          <table:table-cell table:style-name="Tablica2.A5" office:value-type="string">
            <text:p text:style-name="P1">VCC</text:p>
          </table:table-cell>
          <table:table-cell table:style-name="Tablica2.A5" office:value-type="string">
            <text:p text:style-name="P1">red</text:p>
          </table:table-cell>
          <table:table-cell table:style-name="Tablica2.A5" office:value-type="string">
            <text:p text:style-name="P1">VCC 3.3V</text:p>
          </table:table-cell>
          <table:table-cell table:style-name="Tablica2.D5" office:value-type="string">
            <text:p text:style-name="P1">3.3V</text:p>
          </table:table-cell>
        </table:table-row>
        <table:table-row>
          <table:table-cell table:style-name="Tablica2.A6" office:value-type="string">
            <text:p text:style-name="P1">RXD</text:p>
          </table:table-cell>
          <table:table-cell table:style-name="Tablica2.A6" office:value-type="string">
            <text:p text:style-name="P1">orange</text:p>
          </table:table-cell>
          <table:table-cell table:style-name="Tablica2.A6" office:value-type="string">
            <text:p text:style-name="P1">TXD</text:p>
          </table:table-cell>
          <table:table-cell table:style-name="Tablica2.D6" office:value-type="string">
            <text:p text:style-name="P1">TX</text:p>
          </table:table-cell>
        </table:table-row>
        <table:table-row>
          <table:table-cell table:style-name="Tablica2.A7" office:value-type="string">
            <text:p text:style-name="P1">TXD</text:p>
          </table:table-cell>
          <table:table-cell table:style-name="Tablica2.B7" office:value-type="string">
            <text:p text:style-name="P1">white</text:p>
          </table:table-cell>
          <table:table-cell table:style-name="Tablica2.C7" office:value-type="string">
            <text:p text:style-name="P1">RXD</text:p>
          </table:table-cell>
          <table:table-cell table:style-name="Tablica2.D7" office:value-type="string">
            <text:p text:style-name="P1">RX</text:p>
          </table:table-cell>
        </table:table-row>
        <table:table-row>
          <table:table-cell table:style-name="Tablica2.A8" office:value-type="string">
            <text:p text:style-name="P1">DTR</text:p>
          </table:table-cell>
          <table:table-cell table:style-name="Tablica2.A8" office:value-type="string">
            <text:p text:style-name="P1">green</text:p>
          </table:table-cell>
          <table:table-cell table:style-name="Tablica2.A8" office:value-type="string">
            <text:p text:style-name="P1">GPIO0</text:p>
          </table:table-cell>
          <table:table-cell table:style-name="Tablica2.D8" office:value-type="string">
            <text:p text:style-name="P1">100</text:p>
          </table:table-cell>
        </table:table-row>
        <table:table-row>
          <table:table-cell table:style-name="Tablica2.A9" office:value-type="string">
            <text:p text:style-name="P1">RTS</text:p>
          </table:table-cell>
          <table:table-cell table:style-name="Tablica2.A9" office:value-type="string">
            <text:p text:style-name="P1">yellow</text:p>
          </table:table-cell>
          <table:table-cell table:style-name="Tablica2.A9" office:value-type="string">
            <text:p text:style-name="P1">REST</text:p>
          </table:table-cell>
          <table:table-cell table:style-name="Tablica2.D9" office:value-type="string">
            <text:p text:style-name="P1">RST</text:p>
          </table:table-cell>
        </table:table-row>
      </table:table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r" fo:country="H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r" fo:country="H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03T11:28:18.343336950</dc:date>
    <dc:creator>davor </dc:creator>
    <meta:editing-duration>PT34M44S</meta:editing-duration>
    <meta:editing-cycles>11</meta:editing-cycles>
    <meta:generator>LibreOffice/5.0.3.1$Linux_X86_64 LibreOffice_project/00m0$Build-1</meta:generator>
    <meta:printed-by>davor </meta:printed-by>
    <meta:print-date>2015-11-03T11:24:16.159239980</meta:print-date>
    <meta:document-statistic meta:table-count="2" meta:image-count="0" meta:object-count="0" meta:page-count="2" meta:paragraph-count="123" meta:word-count="146" meta:character-count="549" meta:non-whitespace-character-count="524"/>
  </office:meta>
</office:document-meta>
</file>